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41.17mm"/>
    </style:style>
    <style:style style:name="co3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22.58mm"/>
    </style:style>
    <style:style style:name="ro9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6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9.35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9.35mm" fo:break-before="auto" style:use-optimal-row-height="true"/>
    </style:style>
    <style:style style:name="ro8" style:family="table-row">
      <style:table-row-properties style:row-height="5.36mm" fo:break-before="auto" style:use-optimal-row-height="false"/>
    </style:style>
    <style:style style:name="ro10" style:family="table-row">
      <style:table-row-properties style:row-height="5.19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5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5pt solid #000000" style:diagonal-bl-tr="none" style:diagonal-tl-br="none" style:text-align-source="fix" style:repeat-content="false" fo:wrap-option="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5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5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1.5pt solid #000000" style:direction="ltr" fo:padding="0.71mm" fo:border-right="1.5pt solid #000000" style:rotation-angle="0" style:rotation-align="none" style:shrink-to-fit="false" fo:border-top="1.5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1.5pt solid #000000" fo:padding="0.71mm" fo:border-right="1.5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7" style:family="table-cell" style:parent-style-name="Default">
      <style:table-cell-properties fo:border-bottom="1.5pt solid #000000" style:diagonal-bl-tr="none" style:diagonal-tl-br="none" fo:border-left="1.5pt solid #000000" fo:padding="0.71mm" fo:border-right="1.5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5pt solid #000000" style:direction="ltr" fo:padding="0.71mm" fo:border-right="1.5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1.5pt solid #000000" fo:padding="0.71mm" style:rotation-align="none" style:vertical-align="middl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" style:family="text">
      <style:text-properties style:font-name="Arial" fo:font-size="10.5pt" fo:font-weight="bold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bold" style:font-weight-complex="bold" style:font-style-asian="normal" style:font-style-complex="normal"/>
    </style:style>
    <style:style style:name="T2" style:family="text">
      <style:text-properties fo:letter-spacing="-0.04mm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4">
        <office:forms form:automatic-focus="false" form:apply-design-mode="false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8" table:default-cell-style-name="ce10"/>
        <table:table-column table:style-name="co5" table:number-columns-repeated="44" table:default-cell-style-name="ce10"/>
        <table:table-row table:style-name="ro2">
          <table:table-cell table:style-name="ce1" office:value-type="string" calcext:value-type="string">
            <text:p>TABLICA 1.11.<text:span text:style-name="T1"> DZIAŁALNOŚĆ RADY MIASTA PŁOCKA W LATACH 2006-2023</text:span></text:p>
          </table:table-cell>
          <table:table-cell table:style-name="ce1" table:number-columns-repeated="8"/>
          <table:table-cell table:number-columns-repeated="55"/>
        </table:table-row>
        <table:table-row table:style-name="ro2">
          <table:table-cell table:style-name="ce1" office:value-type="string" calcext:value-type="string">
            <text:p>Źródło: Biuletyn Informacji Publicznej Urzędu Miasta Płocka - Sprawozdania z realizacji uchwał Rady Miasta Płocka z poszczególnych lat</text:p>
          </table:table-cell>
          <table:table-cell table:style-name="ce1" table:number-columns-repeated="8"/>
          <table:table-cell table:number-columns-repeated="55"/>
        </table:table-row>
        <table:table-row table:style-name="ro3">
          <table:table-cell table:style-name="ce1" table:number-columns-repeated="9"/>
          <table:table-cell table:number-columns-repeated="55"/>
        </table:table-row>
        <table:table-row table:style-name="ro4">
          <table:table-cell table:style-name="ce2" office:value-type="string" calcext:value-type="string">
            <text:p>Wyszczególnienie</text:p>
          </table:table-cell>
          <table:table-cell table:style-name="ce11" office:value-type="float" office:value="2005" calcext:value-type="float">
            <text:p>2005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2009" calcext:value-type="float">
            <text:p>2009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019" calcext:value-type="float">
            <text:p>2019</text:p>
          </table:table-cell>
          <table:table-cell table:style-name="ce11" office:value-type="float" office:value="2020" calcext:value-type="float">
            <text:p>2020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23" calcext:value-type="float">
            <text:p>2023</text:p>
          </table:table-cell>
          <table:table-cell table:style-name="ce20" table:number-columns-repeated="44"/>
        </table:table-row>
        <table:table-row table:style-name="ro5">
          <table:table-cell table:style-name="ce3" office:value-type="string" calcext:value-type="string">
            <text:p>Odbyte posiedzenia (sesje)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formula="of:=3+11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20" table:number-columns-repeated="44"/>
        </table:table-row>
        <table:table-row table:style-name="ro2">
          <table:table-cell table:style-name="ce4" office:value-type="string" calcext:value-type="string">
            <text:p>Podjęte uchwały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31" calcext:value-type="float">
            <text:p>231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182" calcext:value-type="float">
            <text:p>182</text:p>
          </table:table-cell>
          <table:table-cell table:number-columns-repeated="44"/>
        </table:table-row>
        <table:table-row table:style-name="ro2">
          <table:table-cell table:style-name="ce22" office:value-type="string" calcext:value-type="string" table:number-columns-spanned="19" table:number-rows-spanned="1">
            <text:p>W tym w sprawach z zakresu:</text:p>
          </table:table-cell>
          <table:covered-table-cell table:number-columns-repeated="18" table:style-name="ce31"/>
          <table:table-cell table:style-name="ce31"/>
          <table:table-cell table:number-columns-repeated="44"/>
        </table:table-row>
        <table:table-row table:style-name="ro6">
          <table:table-cell table:style-name="ce6" office:value-type="string" calcext:value-type="string">
            <text:p>zdrowia i spraw społecznych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2" table:style-name="ce14" office:value-type="float" office:value="20" calcext:value-type="float">
            <text:p>2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2" calcext:value-type="float">
            <text:p>42</text:p>
          </table:table-cell>
          <table:table-cell table:number-columns-repeated="2" table:style-name="ce14" office:value-type="float" office:value="20" calcext:value-type="float">
            <text:p>2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0" table:number-columns-repeated="44"/>
        </table:table-row>
        <table:table-row table:style-name="ro2">
          <table:table-cell table:style-name="ce7" office:value-type="string" calcext:value-type="string">
            <text:p>budżetu i podatków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2"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44"/>
        </table:table-row>
        <table:table-row table:style-name="ro2">
          <table:table-cell table:style-name="ce8" office:value-type="string" calcext:value-type="string">
            <text:p>oświaty i kultury, sportu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4"/>
        </table:table-row>
        <table:table-row table:style-name="ro7">
          <table:table-cell table:style-name="ce7" office:value-type="string" calcext:value-type="string">
            <text:p><text:span text:style-name="T2">geodezji i gospodarki nieruchomościami</text:span>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" table:style-name="ce16" office:value-type="float" office:value="19" calcext:value-type="float">
            <text:p>19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2" calcext:value-type="float">
            <text:p>22</text:p>
          </table:table-cell>
          <table:table-cell table:style-name="ce20" table:number-columns-repeated="44"/>
        </table:table-row>
        <table:table-row table:style-name="ro2">
          <table:table-cell table:style-name="ce7" office:value-type="string" calcext:value-type="string">
            <text:p><text:span text:style-name="T2">polityki gospodarczej</text:span>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formula="of:=[.J6]-[.J8]-[.J9]-[.J10]-[.J11]-[.J13]-[.J15]-[.J16]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2" table:style-name="ce16" office:value-type="float" office:value="17" calcext:value-type="float">
            <text:p>17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9" calcext:value-type="float">
            <text:p>19</text:p>
          </table:table-cell>
          <table:table-cell table:style-name="ce20" table:number-columns-repeated="44"/>
        </table:table-row>
        <table:table-row table:style-name="ro6">
          <table:table-cell table:style-name="ce7" office:value-type="string" calcext:value-type="string">
            <text:p><text:span text:style-name="T2">gospodarki komunalnej i ochrony środowiska</text:span></text:p>
          </table:table-cell>
          <table:table-cell table:style-name="ce16" table:formula="of:=9+[.B14]" office:value-type="float" office:value="21" calcext:value-type="float">
            <text:p>21</text:p>
          </table:table-cell>
          <table:table-cell table:style-name="ce16" table:formula="of:=5+[.C14]" office:value-type="float" office:value="12" calcext:value-type="float">
            <text:p>12</text:p>
          </table:table-cell>
          <table:table-cell table:style-name="ce16" table:formula="of:=14+[.D14]" office:value-type="float" office:value="25" calcext:value-type="float">
            <text:p>25</text:p>
          </table:table-cell>
          <table:table-cell table:style-name="ce16" table:formula="of:=9+[.E14]" office:value-type="float" office:value="19" calcext:value-type="float">
            <text:p>19</text:p>
          </table:table-cell>
          <table:table-cell table:style-name="ce16" table:formula="of:=16+[.F14]" office:value-type="float" office:value="24" calcext:value-type="float">
            <text:p>24</text:p>
          </table:table-cell>
          <table:table-cell table:style-name="ce16" table:formula="of:=13+[.G14]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20" table:number-columns-repeated="44"/>
        </table:table-row>
        <table:table-row table:style-name="ro6">
          <table:table-cell table:style-name="ce7" office:value-type="string" calcext:value-type="string">
            <text:p>gospodarki mieszkaniowej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3" table:style-name="ce18" office:value-type="string" calcext:value-type="string">
            <text:p>—</text:p>
          </table:table-cell>
          <table:table-cell table:style-name="ce20" table:number-columns-repeated="44"/>
        </table:table-row>
        <table:table-row table:style-name="ro6">
          <table:table-cell table:style-name="ce7" office:value-type="string" calcext:value-type="string">
            <text:p>gospodarki przestrzennej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3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20" table:number-columns-repeated="44"/>
        </table:table-row>
        <table:table-row table:style-name="ro2">
          <table:table-cell table:style-name="ce9" office:value-type="string" calcext:value-type="string">
            <text:p>spraw różnych</text:p>
          </table:table-cell>
          <table:table-cell table:style-name="ce17" table:formula="of:=[.B6]-[.B8]-[.B9]-[.B10]-[.B11]-[.B12]-[.B13]-[.B14]-[.B15]" office:value-type="float" office:value="44" calcext:value-type="float">
            <text:p>44</text:p>
          </table:table-cell>
          <table:table-cell table:style-name="ce17" table:formula="of:=[.C6]-[.C8]-[.C9]-[.C10]-[.C11]-[.C12]-[.C13]-[.C14]-[.C15]" office:value-type="float" office:value="54" calcext:value-type="float">
            <text:p>54</text:p>
          </table:table-cell>
          <table:table-cell table:style-name="ce17" table:formula="of:=[.D6]-[.D8]-[.D9]-[.D10]-[.D11]-[.D12]-[.D13]-[.D14]-[.D15]" office:value-type="float" office:value="30" calcext:value-type="float">
            <text:p>30</text:p>
          </table:table-cell>
          <table:table-cell table:style-name="ce17" table:formula="of:=[.E6]-[.E8]-[.E9]-[.E10]-[.E11]-[.E12]-[.E13]-[.E14]-[.E15]" office:value-type="float" office:value="25" calcext:value-type="float">
            <text:p>25</text:p>
          </table:table-cell>
          <table:table-cell table:style-name="ce17" table:formula="of:=[.F6]-[.F8]-[.F9]-[.F10]-[.F11]-[.F12]-[.F13]-[.F14]-[.F15]" office:value-type="float" office:value="21" calcext:value-type="float">
            <text:p>21</text:p>
          </table:table-cell>
          <table:table-cell table:style-name="ce17" table:formula="of:=[.G6]-[.G8]-[.G9]-[.G10]-[.G11]-[.G12]-[.G13]-[.G14]-[.G15]" office:value-type="float" office:value="30" calcext:value-type="float">
            <text:p>30</text:p>
          </table:table-cell>
          <table:table-cell table:style-name="ce17" table:formula="of:=[.H6]-[.H8]-[.H9]-[.H10]-[.H11]-[.H12]-[.H13]-[.H15]" office:value-type="float" office:value="100" calcext:value-type="float">
            <text:p>100</text:p>
          </table:table-cell>
          <table:table-cell table:style-name="ce17" table:formula="of:=[.I6]-[.I8]-[.I9]-[.I10]-[.I11]-[.I12]-[.I13]-[.I15]" office:value-type="float" office:value="33" calcext:value-type="float">
            <text:p>33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formula="of:=[.K6]-[.K8]-[.K9]-[.K10]-[.K11]-[.K12]-[.K13]-[.K15]" office:value-type="float" office:value="41" calcext:value-type="float">
            <text:p>41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44"/>
        </table:table-row>
        <table:table-row table:style-name="ro8" table:number-rows-repeated="3">
          <table:table-cell table:number-columns-repeated="64"/>
        </table:table-row>
        <table:table-row table:style-name="ro10" table:number-rows-repeated="16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10" table:number-rows-repeated="1048516">
          <table:table-cell table:number-columns-repeated="64"/>
        </table:table-row>
        <table:table-row table:style-name="ro3" table:number-rows-repeated="2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rkusz2" table:style-name="ta2">
        <table:table-column table:style-name="co4" table:number-columns-repeated="64" table:default-cell-style-name="Default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rkusz3" table:style-name="ta3">
        <table:table-column table:style-name="co4" table:number-columns-repeated="64" table:default-cell-style-name="Default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Microsoft YaHei" style:font-family-asian="'Microsoft YaHei'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14:53:33.7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0T14:59:46.750000000</dc:date>
    <meta:print-date>2010-03-31T10:09:55</meta:print-date>
    <meta:editing-cycles>46</meta:editing-cycles>
    <meta:editing-duration>PT5H1M</meta:editing-duration>
    <meta:generator>LibreOffice/6.2.2.2$Windows_x86 LibreOffice_project/2b840030fec2aae0fd2658d8d4f9548af4e3518d</meta:generator>
    <meta:document-statistic meta:table-count="3" meta:cell-count="243" meta:object-count="0"/>
  </office:meta>
</office:document-meta>
</file>